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fill-color="#c9c9b8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1.45cm" svg:y="-4.962cm"/>
          <draw:glue-point draw:id="5" svg:x="2.82cm" svg:y="5.051cm"/>
          <draw:glue-point draw:id="6" svg:x="-4.986cm" svg:y="-0.717cm"/>
          <draw:glue-point draw:id="7" svg:x="5.011cm" svg:y="-0.917cm"/>
          <draw:glue-point draw:id="8" svg:x="1.074cm" svg:y="-0.386cm"/>
          <draw:polygon draw:style-name="gr1" draw:layer="layout" svg:width="2.283cm" svg:height="1.697cm" svg:x="0.057cm" svg:y="0.301cm" svg:viewBox="0 0 2284 1698" draw:points="1218,19 664,0 392,289 560,425 706,266 1041,278 674,756 806,877 595,1159 250,1147 0,1259 173,1619 383,1627 381,1547 274,1543 279,1385 792,1402 1080,1053 1776,1698 2130,1300 2045,1217 1894,1380 1330,842 1569,534 1783,681 2277,699 2284,503 1931,491 1219,19">
            <text:p/>
          </draw:polygon>
          <draw:polygon draw:style-name="gr1" draw:layer="layout" svg:width="0.425cm" svg:height="0.452cm" svg:x="1.496cm" svg:y="0cm" svg:viewBox="0 0 426 453" draw:points="15,0 426,14 410,453 0,438">
            <text:p/>
          </draw:polygon>
          <draw:polygon draw:style-name="gr1" draw:layer="layout" svg:width="0.74cm" svg:height="0.717cm" svg:x="0cm" svg:y="0.522cm" svg:viewBox="0 0 741 718" draw:points="272,0 741,392 468,718 0,32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Telecommuter</dc:title>
    <meta:creation-date>2011-02-07T16:36:43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